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padding="0.049cm" fo:border="none"/>
      <style:text-properties fo:font-size="7pt" officeooo:paragraph-rsid="0050a500" style:font-size-asian="7pt" style:font-size-complex="7pt"/>
    </style:style>
    <style:style style:name="P2" style:family="paragraph" style:parent-style-name="Preformatted_20_Text">
      <style:paragraph-properties fo:padding="0.049cm" fo:border="none"/>
      <style:text-properties fo:font-size="7pt" officeooo:paragraph-rsid="002f0334" style:font-size-asian="7pt" style:font-size-complex="7pt"/>
    </style:style>
    <style:style style:name="P3" style:family="paragraph" style:parent-style-name="Preformatted_20_Text">
      <style:paragraph-properties fo:padding="0.049cm" fo:border="none"/>
      <style:text-properties fo:font-size="7pt" officeooo:paragraph-rsid="00560ed1" style:font-size-asian="7pt" style:font-size-complex="7pt"/>
    </style:style>
    <style:style style:name="P4" style:family="paragraph" style:parent-style-name="Preformatted_20_Text">
      <style:paragraph-properties fo:padding="0.049cm" fo:border="none"/>
      <style:text-properties fo:font-size="7pt" officeooo:paragraph-rsid="002e892e" style:font-size-asian="7pt" style:font-size-complex="7pt"/>
    </style:style>
    <style:style style:name="P5" style:family="paragraph" style:parent-style-name="Preformatted_20_Text">
      <style:paragraph-properties fo:padding="0.049cm" fo:border="none"/>
      <style:text-properties fo:font-size="7pt" officeooo:paragraph-rsid="003a0022" style:font-size-asian="7pt" style:font-size-complex="7pt"/>
    </style:style>
    <style:style style:name="P6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indent="0cm" style:auto-text-indent="false" style:page-number="auto" fo:background-color="transparent" fo:padding="0.049cm" fo:border="none">
        <style:tab-stops>
          <style:tab-stop style:position="19.704cm"/>
        </style:tab-stops>
      </style:paragraph-properties>
      <style:text-properties fo:font-size="7pt" officeooo:paragraph-rsid="002f0334" style:font-size-asian="7pt" style:font-size-complex="7pt"/>
    </style:style>
    <style:style style:name="P7" style:family="paragraph" style:parent-style-name="Preformatted_20_Text">
      <style:paragraph-properties fo:padding="0.049cm" fo:border="none"/>
      <style:text-properties fo:font-size="7pt" officeooo:paragraph-rsid="002b7b52" style:font-size-asian="7pt" style:font-size-complex="7pt"/>
    </style:style>
    <style:style style:name="P8" style:family="paragraph" style:parent-style-name="Preformatted_20_Text">
      <style:paragraph-properties fo:padding="0.049cm" fo:border="none"/>
      <style:text-properties fo:font-size="7pt" officeooo:paragraph-rsid="003901a5" style:font-size-asian="7pt" style:font-size-complex="7pt"/>
    </style:style>
    <style:style style:name="P9" style:family="paragraph" style:parent-style-name="Preformatted_20_Text">
      <style:paragraph-properties fo:padding="0.049cm" fo:border="none"/>
      <style:text-properties fo:font-size="7pt" officeooo:paragraph-rsid="002968b3" style:font-size-asian="7pt" style:font-size-complex="7pt"/>
    </style:style>
    <style:style style:name="P10" style:family="paragraph" style:parent-style-name="Preformatted_20_Text">
      <style:paragraph-properties fo:padding="0.049cm" fo:border="none"/>
      <style:text-properties fo:font-size="7pt" officeooo:paragraph-rsid="00246508" style:font-size-asian="7pt" style:font-size-complex="7pt"/>
    </style:style>
    <style:style style:name="P11" style:family="paragraph" style:parent-style-name="Preformatted_20_Text">
      <style:paragraph-properties fo:padding="0.049cm" fo:border="none"/>
      <style:text-properties fo:font-size="7pt" style:font-size-asian="7pt" style:font-size-complex="7pt"/>
    </style:style>
    <style:style style:name="P12" style:family="paragraph" style:parent-style-name="Preformatted_20_Text">
      <style:paragraph-properties fo:padding="0.049cm" fo:border="none"/>
      <style:text-properties fo:font-size="6pt" officeooo:paragraph-rsid="00431210" style:font-size-asian="6pt" style:font-size-complex="6pt"/>
    </style:style>
    <style:style style:name="P13" style:family="paragraph" style:parent-style-name="Preformatted_20_Text">
      <style:paragraph-properties fo:padding="0.049cm" fo:border="none"/>
      <style:text-properties fo:font-size="6pt" officeooo:paragraph-rsid="004e2d2c" style:font-size-asian="6pt" style:font-size-complex="6pt"/>
    </style:style>
    <style:style style:name="P14" style:family="paragraph" style:parent-style-name="Preformatted_20_Text">
      <style:paragraph-properties fo:padding="0.049cm" fo:border="none"/>
      <style:text-properties fo:font-size="6pt" officeooo:paragraph-rsid="004f799e" style:font-size-asian="6pt" style:font-size-complex="6pt"/>
    </style:style>
    <style:style style:name="P15" style:family="paragraph" style:parent-style-name="Preformatted_20_Text">
      <style:paragraph-properties fo:padding="0.049cm" fo:border="none"/>
      <style:text-properties fo:font-size="6pt" officeooo:paragraph-rsid="004f9e81" style:font-size-asian="6pt" style:font-size-complex="6pt"/>
    </style:style>
    <style:style style:name="P16" style:family="paragraph" style:parent-style-name="Preformatted_20_Text">
      <style:paragraph-properties fo:padding="0.049cm" fo:border="none"/>
      <style:text-properties fo:font-size="6pt" officeooo:paragraph-rsid="0042a098" style:font-size-asian="6pt" style:font-size-complex="6pt"/>
    </style:style>
    <style:style style:name="P17" style:family="paragraph" style:parent-style-name="Preformatted_20_Text">
      <style:paragraph-properties fo:padding="0.049cm" fo:border="none"/>
      <style:text-properties fo:font-size="6pt" officeooo:paragraph-rsid="00430a46" style:font-size-asian="6pt" style:font-size-complex="6pt"/>
    </style:style>
    <style:style style:name="P18" style:family="paragraph" style:parent-style-name="Preformatted_20_Text">
      <style:paragraph-properties fo:padding="0.049cm" fo:border="none"/>
      <style:text-properties fo:font-size="6pt" officeooo:paragraph-rsid="00404980" style:font-size-asian="6pt" style:font-size-complex="6pt"/>
    </style:style>
    <style:style style:name="P19" style:family="paragraph" style:parent-style-name="Preformatted_20_Text">
      <style:paragraph-properties fo:break-before="column" fo:padding="0.049cm" fo:border="none"/>
      <style:text-properties fo:font-size="6pt" officeooo:paragraph-rsid="003862ae" style:font-size-asian="6pt" style:font-size-complex="6pt"/>
    </style:style>
    <style:style style:name="P20" style:family="paragraph" style:parent-style-name="Preformatted_20_Text">
      <style:paragraph-properties fo:padding="0.049cm" fo:border="none"/>
      <style:text-properties fo:font-size="6pt" officeooo:paragraph-rsid="003862ae" style:font-size-asian="6pt" style:font-size-complex="6pt"/>
    </style:style>
    <style:style style:name="P21" style:family="paragraph" style:parent-style-name="Preformatted_20_Text">
      <style:paragraph-properties fo:padding="0.049cm" fo:border="none"/>
      <style:text-properties fo:font-size="6pt" officeooo:paragraph-rsid="002f3595" style:font-size-asian="6pt" style:font-size-complex="6pt"/>
    </style:style>
    <style:style style:name="P22" style:family="paragraph" style:parent-style-name="Preformatted_20_Text">
      <style:paragraph-properties fo:padding="0.049cm" fo:border="none"/>
      <style:text-properties fo:font-size="6pt" officeooo:paragraph-rsid="001cc786" style:font-size-asian="6pt" style:font-size-complex="6pt"/>
    </style:style>
    <style:style style:name="P23" style:family="paragraph" style:parent-style-name="Preformatted_20_Text">
      <style:paragraph-properties fo:padding="0.049cm" fo:border="none"/>
      <style:text-properties fo:font-size="6pt" officeooo:paragraph-rsid="001e2a55" style:font-size-asian="6pt" style:font-size-complex="6pt"/>
    </style:style>
    <style:style style:name="P24" style:family="paragraph" style:parent-style-name="Preformatted_20_Text">
      <style:paragraph-properties fo:padding="0.049cm" fo:border="none"/>
      <style:text-properties fo:font-size="6pt" officeooo:paragraph-rsid="0021878a" style:font-size-asian="6pt" style:font-size-complex="6pt"/>
    </style:style>
    <style:style style:name="P25" style:family="paragraph" style:parent-style-name="Preformatted_20_Text">
      <style:paragraph-properties fo:padding="0.049cm" fo:border="none"/>
      <style:text-properties fo:font-size="6pt" officeooo:paragraph-rsid="002d6041" style:font-size-asian="6pt" style:font-size-complex="6pt"/>
    </style:style>
    <style:style style:name="P26" style:family="paragraph" style:parent-style-name="Preformatted_20_Text">
      <style:paragraph-properties fo:padding="0.049cm" fo:border="none"/>
      <style:text-properties fo:font-size="6pt" officeooo:paragraph-rsid="00364e13" style:font-size-asian="6pt" style:font-size-complex="6pt"/>
    </style:style>
    <style:style style:name="P27" style:family="paragraph" style:parent-style-name="Preformatted_20_Text">
      <style:paragraph-properties fo:padding="0.049cm" fo:border="none"/>
      <style:text-properties fo:font-size="6pt" officeooo:paragraph-rsid="00366058" style:font-size-asian="6pt" style:font-size-complex="6pt"/>
    </style:style>
    <style:style style:name="P28" style:family="paragraph" style:parent-style-name="Preformatted_20_Text">
      <style:paragraph-properties fo:padding="0.049cm" fo:border="none"/>
      <style:text-properties fo:font-size="6pt" officeooo:paragraph-rsid="002556fa" style:font-size-asian="6pt" style:font-size-complex="6pt"/>
    </style:style>
    <style:style style:name="P29" style:family="paragraph" style:parent-style-name="Preformatted_20_Text">
      <style:paragraph-properties fo:padding="0.049cm" fo:border="none"/>
      <style:text-properties fo:font-size="6pt" officeooo:paragraph-rsid="002db87c" style:font-size-asian="6pt" style:font-size-complex="6pt"/>
    </style:style>
    <style:style style:name="P30" style:family="paragraph" style:parent-style-name="Preformatted_20_Text">
      <style:paragraph-properties fo:break-before="page" fo:padding="0.049cm" fo:border="none"/>
      <style:text-properties fo:font-size="6pt" officeooo:paragraph-rsid="004f8500" style:font-size-asian="6pt" style:font-size-complex="6pt"/>
    </style:style>
    <style:style style:name="P31" style:family="paragraph" style:parent-style-name="Preformatted_20_Text">
      <style:paragraph-properties fo:padding="0.049cm" fo:border="none"/>
      <style:text-properties fo:font-size="6pt" officeooo:paragraph-rsid="004f8500" style:font-size-asian="6pt" style:font-size-complex="6pt"/>
    </style:style>
    <style:style style:name="P32" style:family="paragraph" style:parent-style-name="Preformatted_20_Text">
      <style:paragraph-properties fo:padding="0.049cm" fo:border="none"/>
      <style:text-properties fo:font-size="6pt" officeooo:paragraph-rsid="00372bbb" style:font-size-asian="6pt" style:font-size-complex="6pt"/>
    </style:style>
    <style:style style:name="P33" style:family="paragraph" style:parent-style-name="Preformatted_20_Text">
      <style:paragraph-properties fo:padding="0.049cm" fo:border="none"/>
      <style:text-properties fo:font-size="6pt" officeooo:paragraph-rsid="0030dd98" style:font-size-asian="6pt" style:font-size-complex="6pt"/>
    </style:style>
    <style:style style:name="P34" style:family="paragraph" style:parent-style-name="Preformatted_20_Text">
      <style:paragraph-properties fo:padding="0.049cm" fo:border="none"/>
      <style:text-properties fo:font-size="6pt" officeooo:paragraph-rsid="0028b52c" style:font-size-asian="6pt" style:font-size-complex="6pt"/>
    </style:style>
    <style:style style:name="P35" style:family="paragraph" style:parent-style-name="Preformatted_20_Text">
      <style:paragraph-properties fo:break-before="page" fo:padding="0.049cm" fo:border="none"/>
      <style:text-properties fo:font-size="6pt" officeooo:paragraph-rsid="0045036c" style:font-size-asian="6pt" style:font-size-complex="6pt"/>
    </style:style>
    <style:style style:name="P36" style:family="paragraph" style:parent-style-name="Preformatted_20_Text">
      <style:paragraph-properties fo:padding="0.049cm" fo:border="none"/>
      <style:text-properties fo:font-size="6pt" officeooo:paragraph-rsid="0045036c" style:font-size-asian="6pt" style:font-size-complex="6pt"/>
    </style:style>
    <style:style style:name="P37" style:family="paragraph" style:parent-style-name="Preformatted_20_Text">
      <style:paragraph-properties fo:padding="0.049cm" fo:border="none"/>
      <style:text-properties fo:font-size="6pt" officeooo:paragraph-rsid="00467c30" style:font-size-asian="6pt" style:font-size-complex="6pt"/>
    </style:style>
    <style:style style:name="P38" style:family="paragraph" style:parent-style-name="Preformatted_20_Text">
      <style:paragraph-properties fo:padding="0.049cm" fo:border="none"/>
      <style:text-properties fo:font-size="6pt" officeooo:paragraph-rsid="004715dd" style:font-size-asian="6pt" style:font-size-complex="6pt"/>
    </style:style>
    <style:style style:name="P39" style:family="paragraph" style:parent-style-name="Preformatted_20_Text">
      <style:paragraph-properties fo:padding="0.049cm" fo:border="none"/>
      <style:text-properties fo:font-size="6pt" officeooo:paragraph-rsid="004733b3" style:font-size-asian="6pt" style:font-size-complex="6pt"/>
    </style:style>
    <style:style style:name="P40" style:family="paragraph" style:parent-style-name="Preformatted_20_Text">
      <style:paragraph-properties fo:padding="0.049cm" fo:border="none"/>
      <style:text-properties fo:font-size="6pt" officeooo:paragraph-rsid="0048b558" style:font-size-asian="6pt" style:font-size-complex="6pt"/>
    </style:style>
    <style:style style:name="P41" style:family="paragraph" style:parent-style-name="Preformatted_20_Text">
      <style:paragraph-properties fo:break-before="column" fo:padding="0.049cm" fo:border="none"/>
      <style:text-properties fo:font-size="6pt" style:font-size-asian="6pt" style:font-size-complex="6pt"/>
    </style:style>
    <style:style style:name="P42" style:family="paragraph" style:parent-style-name="Preformatted_20_Text">
      <style:paragraph-properties fo:padding="0.049cm" fo:border="none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9pt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STANDARD_IDL &gt; <text:span text:style-name="T3">root</text:span></text:p>
      <text:p text:style-name="P42">STANDARD_IDL &gt; txtrep</text:p>
      <text:p text:style-name="P42">STANDARD_IDL &gt; num_val</text:p>
      <text:p text:style-name="P42">STANDARD_IDL &gt; BOOLEAN &gt; false</text:p>
      <text:p text:style-name="P42">STANDARD_IDL &gt; BOOLEAN &gt; true</text:p>
      <text:p text:style-name="P42">STANDARD_IDL &gt; nil</text:p>
      <text:p text:style-name="P42">STANDARD_IDL &gt; list</text:p>
      <text:p text:style-name="P42">STANDARD_IDL &gt; sourceline</text:p>
      <text:p text:style-name="P42">STANDARD_IDL &gt; error</text:p>
      <text:p text:style-name="P42">STANDARD_IDL &gt; symbol_rep</text:p>
      <text:p text:style-name="P42">STANDARD_IDL &gt; hash</text:p>
      <text:p text:style-name="P42">STANDARD_IDL &gt; void</text:p>
      <text:p text:style-name="P42"/>
      <text:p text:style-name="P7"><text:span text:style-name="T5">ALL_SOURCE &gt; </text:span><text:span text:style-name="T3">compilation</text:span></text:p>
      <text:p text:style-name="P7"><text:span text:style-name="T5">ALL_SOURCE &gt; </text:span><text:span text:style-name="T3">compilation_unit</text:span></text:p>
      <text:p text:style-name="P7"/>
      <text:p text:style-name="P8"><text:span text:style-name="T5">ALL_SOURCE &gt; CONTEXT_ELEM &gt; </text:span><text:span text:style-name="T3">with</text:span></text:p>
      <text:p text:style-name="P8"><text:span text:style-name="T5">ALL_SOURCE &gt; CONTEXT_ELEM &gt; </text:span><text:span text:style-name="T3">context_pragma</text:span></text:p>
      <text:p text:style-name="P8"/>
      <text:p text:style-name="P1"><text:span text:style-name="T5">ALL_SOURCE &gt; ALL_DECL &gt; </text:span><text:span text:style-name="T3">subunit</text:span></text:p>
      <text:p text:style-name="P1"><text:span text:style-name="T5">ALL_SOURCE &gt; ALL_DECL &gt; </text:span><text:span text:style-name="T3">block_master</text:span></text:p>
      <text:p text:style-name="P1"><text:span text:style-name="T3"/></text:p>
      <text:p text:style-name="P1"><text:span text:style-name="T5">ALL_SOURCE &gt; ALL_DECL &gt; ITEM &gt; SUBUNIT_BODY <text:s text:c="5"/>&gt; </text:span><text:span text:style-name="T3">subprogram_body</text:span></text:p>
      <text:p text:style-name="P9"><text:span text:style-name="T5">ALL_SOURCE &gt; ALL_DECL &gt; ITEM &gt; SUBUNIT_BODY <text:s text:c="5"/>&gt; </text:span><text:span text:style-name="T3">package_body</text:span></text:p>
      <text:p text:style-name="P5"><text:span text:style-name="T5">ALL_SOURCE &gt; ALL_DECL &gt; ITEM &gt; SUBUNIT_BODY <text:s text:c="5"/>&gt; </text:span><text:span text:style-name="T3">task_body</text:span></text:p>
      <text:p text:style-name="P5"/>
      <text:p text:style-name="P5"><text:span text:style-name="T5">ALL_SOURCE &gt; ALL_DECL &gt; ITEM &gt; DECL <text:s text:c="13"/>&gt; </text:span><text:bookmark-start text:name="__DdeLink__3898_478744637"/><text:span text:style-name="T3">null_comp_decl</text:span><text:bookmark-end text:name="__DdeLink__3898_478744637"/></text:p>
      <text:p text:style-name="P10"><text:span text:style-name="T5">ALL_SOURCE &gt; ALL_DECL &gt; ITEM &gt; DECL <text:s text:c="13"/>&gt; ID_DECL <text:s text:c="4"/>&gt; </text:span><text:span text:style-name="T3">type_decl</text:span></text:p>
      <text:p text:style-name="P10"><text:span text:style-name="T5">ALL_SOURCE &gt; ALL_DECL &gt; ITEM &gt; DECL <text:s text:c="13"/>&gt; ID_DECL <text:s text:c="4"/>&gt; </text:span><text:span text:style-name="T3">subtype_decl</text:span></text:p>
      <text:p text:style-name="P2"><text:span text:style-name="T5">ALL_SOURCE &gt; ALL_DECL &gt; ITEM &gt; DECL <text:s text:c="13"/>&gt; ID_DECL <text:s text:c="4"/>&gt; </text:span><text:span text:style-name="T3">task_decl</text:span></text:p>
      <text:p text:style-name="P2"><text:span text:style-name="T5">ALL_SOURCE &gt; ALL_DECL &gt; ITEM &gt; DECL <text:s text:c="13"/>&gt; ID_DECL <text:s text:c="4"/>&gt; </text:span><text:bookmark-start text:name="__DdeLink__3905_478744637"/><text:span text:style-name="T5">SIMPLE_RENAME_DECL</text:span><text:bookmark-end text:name="__DdeLink__3905_478744637"/><text:span text:style-name="T5"> <text:s text:c="4"/>&gt; </text:span><text:span text:style-name="T3">renames_obj_decl</text:span></text:p>
      <text:p text:style-name="P2"><text:span text:style-name="T5">ALL_SOURCE &gt; ALL_DECL &gt; ITEM &gt; DECL <text:s text:c="13"/>&gt; ID_DECL <text:s text:c="4"/>&gt; SIMPLE_RENAME_DECL <text:s text:c="4"/>&gt; </text:span><text:span text:style-name="T3">renames_exc_decl</text:span></text:p>
      <text:p text:style-name="P2"><text:span text:style-name="T5">ALL_SOURCE &gt; ALL_DECL &gt; ITEM &gt; DECL <text:s text:c="13"/>&gt; ID_DECL <text:s text:c="4"/>&gt; UNIT_DECL <text:s text:c="13"/>&gt; </text:span><text:span text:style-name="T3">generic_decl</text:span></text:p>
      <text:p text:style-name="P6"><text:span text:style-name="T5">ALL_SOURCE &gt; ALL_DECL &gt; ITEM &gt; DECL <text:s text:c="13"/>&gt; ID_DECL <text:s text:c="4"/>&gt; UNIT_DECL <text:s text:c="13"/>&gt; NON_GENERIC_DECL &gt;</text:span> <text:span text:style-name="T3">subprog_entry_decl</text:span></text:p>
      <text:p text:style-name="P3"><text:span text:style-name="T5">ALL_SOURCE &gt; ALL_DECL &gt; ITEM &gt; DECL <text:s text:c="13"/>&gt; ID_DECL <text:s text:c="4"/>&gt; UNIT_DECL <text:s text:c="13"/>&gt; NON_GENERIC_DECL &gt; </text:span><text:span text:style-name="T3">package_decl</text:span></text:p>
      <text:p text:style-name="P3"/>
      <text:p text:style-name="P3"><text:span text:style-name="T5">ALL_SOURCE &gt; ALL_DECL &gt; ITEM &gt; DECL <text:s text:c="13"/>&gt; </text:span><text:bookmark-start text:name="__DdeLink__4332_478744637"/><text:span text:style-name="T5">USE_PRAGMA</text:span><text:bookmark-end text:name="__DdeLink__4332_478744637"/><text:span text:style-name="T5"> <text:s/>&gt; </text:span><text:span text:style-name="T3">use</text:span></text:p>
      <text:p text:style-name="P4"><text:span text:style-name="T5">ALL_SOURCE &gt; ALL_DECL &gt; ITEM &gt; DECL <text:s text:c="13"/>&gt; USE_PRAGMA <text:s/>&gt; </text:span><text:span text:style-name="T3">pragma</text:span></text:p>
      <text:p text:style-name="P4"/>
      <text:p text:style-name="P4"><text:span text:style-name="T5">ALL_SOURCE &gt; ALL_DECL &gt; ITEM &gt; DECL <text:s text:c="13"/>&gt; ID_S_DECL <text:s text:c="2"/>&gt; </text:span><text:span text:style-name="T3">exception_decl</text:span></text:p>
      <text:p text:style-name="P4"><text:span text:style-name="T5">ALL_SOURCE &gt; ALL_DECL &gt; ITEM &gt; DECL <text:s text:c="13"/>&gt; ID_S_DECL <text:s text:c="2"/>&gt; </text:span><text:span text:style-name="T3">deferred_constant_decl</text:span></text:p>
      <text:p text:style-name="P4"><text:span text:style-name="T5">ALL_SOURCE &gt; ALL_DECL &gt; ITEM &gt; DECL <text:s text:c="13"/>&gt; ID_S_DECL <text:s text:c="2"/>&gt; EXP_DECL <text:s text:c="14"/>&gt; </text:span><text:span text:style-name="T3">number_decl</text:span></text:p>
      <text:p text:style-name="P4"><text:span text:style-name="T5">ALL_SOURCE &gt; ALL_DECL &gt; ITEM &gt; DECL <text:s text:c="13"/>&gt; ID_S_DECL <text:s text:c="2"/>&gt; </text:span><text:bookmark-start text:name="__DdeLink__3907_478744637"/><text:span text:style-name="T5">EXP_DECL</text:span><text:bookmark-end text:name="__DdeLink__3907_478744637"/><text:span text:style-name="T5"> <text:s text:c="14"/>&gt; </text:span><text:bookmark-start text:name="__DdeLink__3909_478744637"/><text:span text:style-name="T5">OBJECT_DECL</text:span><text:bookmark-end text:name="__DdeLink__3909_478744637"/><text:span text:style-name="T5"> &gt; </text:span><text:span text:style-name="T3">constant_decl</text:span></text:p>
      <text:p text:style-name="P11"><text:span text:style-name="T5">ALL_SOURCE &gt; ALL_DECL &gt; ITEM &gt; DECL <text:s text:c="13"/>&gt; ID_S_DECL <text:s text:c="2"/>&gt; EXP_DECL <text:s text:c="14"/>&gt; OBJECT_DECL &gt; </text:span><text:span text:style-name="T3">variable_decl</text:span></text:p>
      <text:p text:style-name="P11"/>
      <text:p text:style-name="P4"><text:span text:style-name="T5">ALL_SOURCE &gt; ALL_DECL &gt; ITEM &gt; DECL <text:s text:c="13"/>&gt; REP <text:s text:c="8"/>&gt; </text:span><text:span text:style-name="T3">record_rep</text:span></text:p>
      <text:p text:style-name="P4"><text:span text:style-name="T5">ALL_SOURCE &gt; ALL_DECL &gt; ITEM &gt; DECL <text:s text:c="13"/>&gt; REP <text:s text:c="8"/>&gt; NAMED_REP <text:s text:c="13"/>&gt; </text:span><text:bookmark-start text:name="__DdeLink__3900_478744637"/><text:span text:style-name="T3">address</text:span><text:bookmark-end text:name="__DdeLink__3900_478744637"/></text:p>
      <text:p text:style-name="P4"><text:span text:style-name="T5">ALL_SOURCE &gt; ALL_DECL &gt; ITEM &gt; DECL <text:s text:c="13"/>&gt; REP <text:s text:c="8"/>&gt; NAMED_REP <text:s text:c="13"/>&gt; </text:span><text:span text:style-name="T3">length_enum_rep</text:span></text:p>
      <text:p text:style-name="P4"/>
      <text:p text:style-name="P4"><text:span text:style-name="T5">ALL_SOURCE &gt; ALL_DECL &gt; ITEM &gt; </text:span><text:bookmark-start text:name="__DdeLink__4334_478744637"/><text:span text:style-name="T5">DSCRMT_PARAM_DECL</text:span><text:bookmark-end text:name="__DdeLink__4334_478744637"/><text:span text:style-name="T5"> &gt; </text:span><text:bookmark-start text:name="__DdeLink__3891_478744637"/><text:bookmark-start text:name="__DdeLink__4337_478744637"/><text:span text:style-name="T3">dscrmt_decl</text:span><text:bookmark-end text:name="__DdeLink__3891_478744637"/><text:bookmark-end text:name="__DdeLink__4337_478744637"/></text:p>
      <text:p text:style-name="P4"><text:span text:style-name="T5">ALL_SOURCE &gt; ALL_DECL &gt; ITEM &gt; DSCRMT_PARAM_DECL &gt; PARAM <text:s text:c="6"/>&gt; </text:span><text:span text:style-name="T3">in</text:span></text:p>
      <text:p text:style-name="P4"><text:span text:style-name="T5">ALL_SOURCE &gt; ALL_DECL &gt; ITEM &gt; DSCRMT_PARAM_DECL &gt; PARAM <text:s text:c="6"/>&gt; </text:span><text:span text:style-name="T3">in_out</text:span></text:p>
      <text:p text:style-name="P4"><text:span text:style-name="T5">ALL_SOURCE &gt; ALL_DECL &gt; ITEM &gt; DSCRMT_PARAM_DECL &gt; PARAM <text:s text:c="6"/>&gt; </text:span><text:span text:style-name="T3">out</text:span></text:p>
      <text:p text:style-name="P12"/>
      <text:p text:style-name="P12">ALL_SOURCE &gt; HEADER &gt; <text:span text:style-name="T3">package_spec</text:span></text:p>
      <text:p text:style-name="P12">ALL_SOURCE &gt; HEADER &gt; SUBP_ENTRY_HEADER &gt; <text:span text:style-name="T3">procedure_spec</text:span></text:p>
      <text:p text:style-name="P12">ALL_SOURCE &gt; HEADER &gt; SUBP_ENTRY_HEADER &gt; <text:span text:style-name="T3">function_spec</text:span></text:p>
      <text:p text:style-name="P12">ALL_SOURCE &gt; HEADER &gt; SUBP_ENTRY_HEADER &gt; <text:span text:style-name="T3">entry</text:span></text:p>
      <text:p text:style-name="P12"/>
      <text:p text:style-name="P13">ALL_SOURCE &gt; UNIT_DESC &gt; <text:span text:style-name="T3">derived_subprog</text:span></text:p>
      <text:p text:style-name="P13">ALL_SOURCE &gt; UNIT_DESC &gt; <text:span text:style-name="T3">implicit_not_eq</text:span></text:p>
      <text:p text:style-name="P13">ALL_SOURCE &gt; UNIT_DESC &gt; BODY &gt; <text:span text:style-name="T3">stub</text:span></text:p>
      <text:p text:style-name="P13">ALL_SOURCE &gt; UNIT_DESC &gt; BODY &gt; <text:span text:style-name="T3">block_body</text:span></text:p>
      <text:p text:style-name="P13">ALL_SOURCE &gt; UNIT_DESC &gt; UNIT_KIND &gt; RENAME_INSTANT &gt; <text:span text:style-name="T3">renames_unit</text:span></text:p>
      <text:p text:style-name="P13">ALL_SOURCE &gt; UNIT_DESC &gt; UNIT_KIND &gt; RENAME_INSTANT &gt; <text:span text:style-name="T3">instantiation</text:span></text:p>
      <text:p text:style-name="P13">ALL_SOURCE &gt; UNIT_DESC &gt; UNIT_KIND &gt; GENERIC_PARAM &gt; <text:span text:style-name="T3">no_default</text:span></text:p>
      <text:p text:style-name="P13">ALL_SOURCE &gt; UNIT_DESC &gt; UNIT_KIND &gt; GENERIC_PARAM &gt; <text:span text:style-name="T3">name_default</text:span></text:p>
      <text:p text:style-name="P13">ALL_SOURCE &gt; UNIT_DESC &gt; UNIT_KIND &gt; GENERIC_PARAM &gt; <text:span text:style-name="T3">box_default</text:span></text:p>
      <text:p text:style-name="P13"/>
      <text:p text:style-name="P14">ALL_SOURCE &gt; TYPE_DEF &gt; <text:span text:style-name="T3">enumeration_def</text:span></text:p>
      <text:p text:style-name="P14">ALL_SOURCE &gt; TYPE_DEF &gt; <text:span text:style-name="T3">record_def</text:span></text:p>
      <text:p text:style-name="P14">ALL_SOURCE &gt; TYPE_DEF &gt; <text:span text:style-name="T3">formal_integer_def</text:span></text:p>
      <text:p text:style-name="P14">ALL_SOURCE &gt; TYPE_DEF &gt; <text:span text:style-name="T3">formal_fixed_def</text:span></text:p>
      <text:p text:style-name="P14">ALL_SOURCE &gt; TYPE_DEF &gt; <text:span text:style-name="T3">formal_float_def</text:span></text:p>
      <text:p text:style-name="P14">ALL_SOURCE &gt; TYPE_DEF &gt; <text:span text:style-name="T3">formal_dscrt_def</text:span></text:p>
      <text:p text:style-name="P14">ALL_SOURCE &gt; TYPE_DEF &gt; <text:span text:style-name="T3">private_def</text:span></text:p>
      <text:p text:style-name="P14">ALL_SOURCE &gt; TYPE_DEF &gt; <text:span text:style-name="T3">l_private_def</text:span></text:p>
      <text:p text:style-name="P14">ALL_SOURCE &gt; TYPE_DEF &gt; CONSTRAINED_DEF &gt; <text:span text:style-name="T3">subtype_indication</text:span></text:p>
      <text:p text:style-name="P14">ALL_SOURCE &gt; TYPE_DEF &gt; CONSTRAINED_DEF &gt; <text:span text:style-name="T3">integer_def</text:span></text:p>
      <text:p text:style-name="P14">ALL_SOURCE &gt; TYPE_DEF &gt; CONSTRAINED_DEF &gt; <text:span text:style-name="T3">float_def</text:span></text:p>
      <text:p text:style-name="P14">ALL_SOURCE &gt; TYPE_DEF &gt; CONSTRAINED_DEF &gt; <text:span text:style-name="T3">fixed_def</text:span></text:p>
      <text:p text:style-name="P14">ALL_SOURCE &gt; TYPE_DEF &gt; ARR_ACC_DER_DEF &gt; <text:span text:style-name="T3">derived_def</text:span></text:p>
      <text:p text:style-name="P14"><text:soft-page-break/>ALL_SOURCE &gt; TYPE_DEF &gt; ARR_ACC_DER_DEF &gt; <text:span text:style-name="T3">constrained_array_def</text:span></text:p>
      <text:p text:style-name="P14">ALL_SOURCE &gt; TYPE_DEF &gt; ARR_ACC_DER_DEF &gt; unconstrained_array_def</text:p>
      <text:p text:style-name="P14">ALL_SOURCE &gt; TYPE_DEF &gt; ARR_ACC_DER_DEF &gt; access_def</text:p>
      <text:p text:style-name="P14"/>
      <text:p text:style-name="P15">ALL_SOURCE &gt; comp_list</text:p>
      <text:p text:style-name="P15">ALL_SOURCE &gt; VARIANT_PART &gt; variant_part</text:p>
      <text:p text:style-name="P15">ALL_SOURCE &gt; VARIANT_ELEM &gt; variant</text:p>
      <text:p text:style-name="P15">ALL_SOURCE &gt; VARIANT_ELEM &gt; variant_pragma</text:p>
      <text:p text:style-name="P15"/>
      <text:p text:style-name="P14">ALL_SOURCE &gt; CONSTRAINT &gt; dscrmt_constraint</text:p>
      <text:p text:style-name="P14">ALL_SOURCE &gt; CONSTRAINT &gt; index_constraint</text:p>
      <text:p text:style-name="P14">ALL_SOURCE &gt; CONSTRAINT &gt; DISCRETE_RANGE &gt; RANGE &gt; range</text:p>
      <text:p text:style-name="P14">ALL_SOURCE &gt; CONSTRAINT &gt; DISCRETE_RANGE &gt; RANGE &gt; range_attribute</text:p>
      <text:p text:style-name="P14">ALL_SOURCE &gt; CONSTRAINT &gt; DISCRETE_RANGE &gt; discrete_subtype</text:p>
      <text:p text:style-name="P14">ALL_SOURCE &gt; CONSTRAINT &gt; REAL_CONSTRAINT &gt; float_constraint</text:p>
      <text:p text:style-name="P14">ALL_SOURCE &gt; CONSTRAINT &gt; REAL_CONSTRAINT &gt; fixed_constraint</text:p>
      <text:p text:style-name="P14"/>
      <text:p text:style-name="P16">ALL_SOURCE &gt; STM_ELEM &gt; stm_pragma</text:p>
      <text:p text:style-name="P16">ALL_SOURCE &gt; STM_ELEM &gt; STM &gt; null_stm</text:p>
      <text:p text:style-name="P16">ALL_SOURCE &gt; STM_ELEM &gt; STM &gt; labeled</text:p>
      <text:p text:style-name="P16">ALL_SOURCE &gt; STM_ELEM &gt; STM &gt; abort</text:p>
      <text:p text:style-name="P16">ALL_SOURCE &gt; STM_ELEM &gt; STM &gt; accept</text:p>
      <text:p text:style-name="P16">ALL_SOURCE &gt; STM_ELEM &gt; STM &gt; terminate</text:p>
      <text:p text:style-name="P16">ALL_SOURCE &gt; STM_ELEM &gt; STM &gt; CLAUSES_STM &gt; if</text:p>
      <text:p text:style-name="P16">ALL_SOURCE &gt; STM_ELEM &gt; STM &gt; CLAUSES_STM &gt; selective_wait</text:p>
      <text:p text:style-name="P16">ALL_SOURCE &gt; STM_ELEM &gt; STM &gt; STM_WITH_EXP &gt; return</text:p>
      <text:p text:style-name="P16">ALL_SOURCE &gt; STM_ELEM &gt; STM &gt; STM_WITH_EXP &gt; case</text:p>
      <text:p text:style-name="P16">ALL_SOURCE &gt; STM_ELEM &gt; STM &gt; STM_WITH_EXP &gt; delay</text:p>
      <text:p text:style-name="P16">ALL_SOURCE &gt; STM_ELEM &gt; STM &gt; STM_WITH_EXP &gt; STM_WITH_EXP_NAME &gt; exit</text:p>
      <text:p text:style-name="P16">ALL_SOURCE &gt; STM_ELEM &gt; STM &gt; STM_WITH_EXP &gt; STM_WITH_EXP_NAME &gt; assign</text:p>
      <text:p text:style-name="P16">ALL_SOURCE &gt; STM_ELEM &gt; STM &gt; STM_WITH_EXP &gt; STM_WITH_EXP_NAME &gt; code</text:p>
      <text:p text:style-name="P16">ALL_SOURCE &gt; STM_ELEM &gt; STM &gt; STM_WITH_NAME &gt; goto</text:p>
      <text:p text:style-name="P16">ALL_SOURCE &gt; STM_ELEM &gt; STM &gt; STM_WITH_NAME &gt; raise</text:p>
      <text:p text:style-name="P16">ALL_SOURCE &gt; STM_ELEM &gt; STM &gt; STM_WITH_NAME &gt; CALL_STM &gt; procedure_call</text:p>
      <text:p text:style-name="P16">ALL_SOURCE &gt; STM_ELEM &gt; STM &gt; STM_WITH_NAME &gt; CALL_STM &gt; entry_call</text:p>
      <text:p text:style-name="P16">ALL_SOURCE &gt; STM_ELEM &gt; STM &gt; BLOCK_LOOP &gt; loop</text:p>
      <text:p text:style-name="P16">ALL_SOURCE &gt; STM_ELEM &gt; STM &gt; BLOCK_LOOP &gt; block</text:p>
      <text:p text:style-name="P16">ALL_SOURCE &gt; STM_ELEM &gt; STM &gt; ENTRY_STM &gt; cond_entry</text:p>
      <text:p text:style-name="P16">ALL_SOURCE &gt; STM_ELEM &gt; STM &gt; ENTRY_STM &gt; timed_entry</text:p>
      <text:p text:style-name="P16"/>
      <text:p text:style-name="P17"/>
      <text:p text:style-name="P18"/>
      <text:p text:style-name="P19">ALL_SOURCE &gt; SEQUENCES &gt; context_elem_s</text:p>
      <text:p text:style-name="P20">ALL_SOURCE &gt; SEQUENCES &gt; pragma_s</text:p>
      <text:p text:style-name="P20">ALL_SOURCE &gt; SEQUENCES &gt; compltn_unit_s</text:p>
      <text:p text:style-name="P20">ALL_SOURCE &gt; SEQUENCES &gt; enum_literal_s</text:p>
      <text:p text:style-name="P21">ALL_SOURCE &gt; SEQUENCES &gt; variant_s</text:p>
      <text:p text:style-name="P22">ALL_SOURCE &gt; SEQUENCES &gt; general_assoc_s</text:p>
      <text:p text:style-name="P22">ALL_SOURCE &gt; SEQUENCES &gt; stm_s</text:p>
      <text:p text:style-name="P22">ALL_SOURCE &gt; SEQUENCES &gt; exp_s</text:p>
      <text:p text:style-name="P22">ALL_SOURCE &gt; SEQUENCES &gt; item_s</text:p>
      <text:p text:style-name="P22">ALL_SOURCE &gt; SEQUENCES &gt; choice_s</text:p>
      <text:p text:style-name="P22">ALL_SOURCE &gt; SEQUENCES &gt; source_name_s</text:p>
      <text:p text:style-name="P22">ALL_SOURCE &gt; SEQUENCES &gt; discrete_range_s</text:p>
      <text:p text:style-name="P22">ALL_SOURCE &gt; SEQUENCES &gt; scalar_s</text:p>
      <text:p text:style-name="P22">ALL_SOURCE &gt; SEQUENCES &gt; index_s</text:p>
      <text:p text:style-name="P22">ALL_SOURCE &gt; SEQUENCES &gt; test_clause_elem_s</text:p>
      <text:p text:style-name="P22">ALL_SOURCE &gt; SEQUENCES &gt; name_s</text:p>
      <text:p text:style-name="P22">ALL_SOURCE &gt; SEQUENCES &gt; decl_s</text:p>
      <text:p text:style-name="P22">ALL_SOURCE &gt; SEQUENCES &gt; argument_id_s</text:p>
      <text:p text:style-name="P23">ALL_SOURCE &gt; SEQUENCES &gt; alternative_s</text:p>
      <text:p text:style-name="P23">ALL_SOURCE &gt; SEQUENCES &gt; use_pragma_s</text:p>
      <text:p text:style-name="P23">ALL_SOURCE &gt; SEQUENCES &gt; comp_rep_s</text:p>
      <text:p text:style-name="P24">ALL_SOURCE &gt; SEQUENCES &gt; dscrmt_decl_s</text:p>
      <text:p text:style-name="P25">ALL_SOURCE &gt; SEQUENCES &gt; param_s</text:p>
      <text:p text:style-name="P25"/>
      <text:p text:style-name="P26">ALL_SOURCE &gt; GENERAL_ASSOC &gt; NAMED_ASSOC &gt; assoc</text:p>
      <text:p text:style-name="P26">ALL_SOURCE &gt; GENERAL_ASSOC &gt; NAMED_ASSOC &gt; named</text:p>
      <text:p text:style-name="P26">ALL_SOURCE &gt; GENERAL_ASSOC &gt; EXP &gt; NAME &gt; DESIGNATOR &gt; USED_NAME &gt; used_op</text:p>
      <text:p text:style-name="P42">ALL_SOURCE &gt; GENERAL_ASSOC &gt; EXP &gt; NAME &gt; DESIGNATOR &gt; USED_NAME &gt; used_name_id</text:p>
      <text:p text:style-name="P42">ALL_SOURCE &gt; GENERAL_ASSOC &gt; EXP &gt; NAME &gt; DESIGNATOR &gt; USED_OBJECT &gt; used_char</text:p>
      <text:p text:style-name="P42">ALL_SOURCE &gt; GENERAL_ASSOC &gt; EXP &gt; NAME &gt; DESIGNATOR &gt; USED_OBJECT &gt; used_object_id</text:p>
      <text:p text:style-name="P26">ALL_SOURCE &gt; GENERAL_ASSOC &gt; EXP &gt; NAME &gt; NAME_EXP &gt; all</text:p>
      <text:p text:style-name="P26">ALL_SOURCE &gt; GENERAL_ASSOC &gt; EXP &gt; NAME &gt; NAME_EXP &gt; indexed</text:p>
      <text:p text:style-name="P42">ALL_SOURCE &gt; GENERAL_ASSOC &gt; EXP &gt; NAME &gt; NAME_EXP &gt; slice</text:p>
      <text:p text:style-name="P42">ALL_SOURCE &gt; GENERAL_ASSOC &gt; EXP &gt; NAME &gt; NAME_EXP &gt; NAME_VAL &gt; selected</text:p>
      <text:p text:style-name="P42">ALL_SOURCE &gt; GENERAL_ASSOC &gt; EXP &gt; NAME &gt; NAME_EXP &gt; NAME_VAL &gt; attribute</text:p>
      <text:p text:style-name="P27">ALL_SOURCE &gt; GENERAL_ASSOC &gt; EXP &gt; NAME &gt; NAME_EXP &gt; NAME_VAL &gt; function_call</text:p>
      <text:p text:style-name="P27">ALL_SOURCE &gt; GENERAL_ASSOC &gt; EXP &gt; EXP_EXP &gt; qualified_allocator</text:p>
      <text:p text:style-name="P27">ALL_SOURCE &gt; GENERAL_ASSOC &gt; EXP &gt; EXP_EXP &gt; subtype_allocator</text:p>
      <text:p text:style-name="P27">ALL_SOURCE &gt; GENERAL_ASSOC &gt; EXP &gt; EXP_EXP &gt; AGG_EXP &gt; aggregate</text:p>
      <text:p text:style-name="P26">ALL_SOURCE &gt; GENERAL_ASSOC &gt; EXP &gt; EXP_EXP &gt; AGG_EXP &gt; string_literal</text:p>
      <text:p text:style-name="P26">ALL_SOURCE &gt; GENERAL_ASSOC &gt; EXP &gt; EXP_EXP &gt; EXP_VAL &gt; numeric_literal</text:p>
      <text:p text:style-name="P26">ALL_SOURCE &gt; GENERAL_ASSOC &gt; EXP &gt; EXP_EXP &gt; EXP_VAL &gt; null_access</text:p>
      <text:p text:style-name="P26">ALL_SOURCE &gt; GENERAL_ASSOC &gt; EXP &gt; EXP_EXP &gt; EXP_VAL &gt; short_circuit</text:p>
      <text:p text:style-name="P28">ALL_SOURCE &gt; GENERAL_ASSOC &gt; EXP &gt; EXP_EXP &gt; EXP_VAL &gt; EXP_VAL_EXP &gt; parenthesized</text:p>
      <text:p text:style-name="P28">ALL_SOURCE &gt; GENERAL_ASSOC &gt; EXP &gt; EXP_EXP &gt; EXP_VAL &gt; EXP_VAL_EXP &gt; QUAL_CONV &gt; conversion</text:p>
      <text:p text:style-name="P28">ALL_SOURCE &gt; GENERAL_ASSOC &gt; EXP &gt; EXP_EXP &gt; EXP_VAL &gt; EXP_VAL_EXP &gt; QUAL_CONV &gt; qualified</text:p>
      <text:p text:style-name="P28">ALL_SOURCE &gt; GENERAL_ASSOC &gt; EXP &gt; EXP_EXP &gt; EXP_VAL &gt; EXP_VAL_EXP &gt; MEMBERSHIP &gt; range_membership</text:p>
      <text:p text:style-name="P28">ALL_SOURCE &gt; GENERAL_ASSOC &gt; EXP &gt; EXP_EXP &gt; EXP_VAL &gt; EXP_VAL_EXP &gt; MEMBERSHIP &gt; type_membership</text:p>
      <text:p text:style-name="P29"/>
      <text:p text:style-name="P30">ALL_SOURCE &gt; index</text:p>
      <text:p text:style-name="P31"/>
      <text:p text:style-name="P31">ALL_SOURCE &gt; CHOICE &gt; choice_exp</text:p>
      <text:p text:style-name="P31">ALL_SOURCE &gt; CHOICE &gt; choice_range</text:p>
      <text:p text:style-name="P31">ALL_SOURCE &gt; CHOICE &gt; choice_others</text:p>
      <text:p text:style-name="P31"/>
      <text:p text:style-name="P31">ALL_SOURCE &gt; SHORT_CIRCUIT_OP &gt; and_then</text:p>
      <text:p text:style-name="P42">ALL_SOURCE &gt; SHORT_CIRCUIT_OP &gt; or_else</text:p>
      <text:p text:style-name="P42"/>
      <text:p text:style-name="P42">ALL_SOURCE &gt; MEMBERSHIP_OP &gt; in_op</text:p>
      <text:p text:style-name="P42">ALL_SOURCE &gt; MEMBERSHIP_OP &gt; not_in</text:p>
      <text:p text:style-name="P42"/>
      <text:p text:style-name="P23">ALL_SOURCE &gt; ALTERNATIVE_ELEM &gt; alternative</text:p>
      <text:p text:style-name="P42">ALL_SOURCE &gt; ALTERNATIVE_ELEM &gt; alternative_pragma</text:p>
      <text:p text:style-name="P42"/>
      <text:p text:style-name="P32">ALL_SOURCE &gt; ITERATION &gt; while</text:p>
      <text:p text:style-name="P32">ALL_SOURCE &gt; ITERATION &gt; FOR_REV &gt; for</text:p>
      <text:p text:style-name="P42">ALL_SOURCE &gt; ITERATION &gt; FOR_REV &gt; reverse</text:p>
      <text:p text:style-name="P42"/>
      <text:p text:style-name="P33"/>
      <text:p text:style-name="P21">ALL_SOURCE &gt; TEST_CLAUSE_ELEM &gt; select_alt_pragma</text:p>
      <text:p text:style-name="P21">ALL_SOURCE &gt; TEST_CLAUSE_ELEM &gt; TEST_CLAUSE &gt; select_alternative</text:p>
      <text:p text:style-name="P21">ALL_SOURCE &gt; TEST_CLAUSE_ELEM &gt; TEST_CLAUSE &gt; cond_clause</text:p>
      <text:p text:style-name="P21"/>
      <text:p text:style-name="P42">ALL_SOURCE &gt; ALIGNMENT_CLAUSE &gt; alignment</text:p>
      <text:p text:style-name="P42"/>
      <text:p text:style-name="P34">ALL_SOURCE &gt; COMP_REP_ELEM &gt; comp_rep</text:p>
      <text:p text:style-name="P42">ALL_SOURCE &gt; COMP_REP_ELEM &gt; comp_rep_pragma</text:p>
      <text:p text:style-name="P42"/>
      <text:p text:style-name="P35">TYPE_SPEC &gt; universal_integer</text:p>
      <text:p text:style-name="P36">TYPE_SPEC &gt; universal_fixed</text:p>
      <text:p text:style-name="P37">TYPE_SPEC &gt; universal_real</text:p>
      <text:p text:style-name="P37">TYPE_SPEC &gt; incomplete</text:p>
      <text:p text:style-name="P37">TYPE_SPEC &gt; DERIVABLE_SPEC &gt; FULL_TYPE_SPEC &gt; NON_TASK &gt; SCALAR &gt; enumeration</text:p>
      <text:p text:style-name="P36">TYPE_SPEC &gt; DERIVABLE_SPEC &gt; FULL_TYPE_SPEC &gt; NON_TASK &gt; SCALAR &gt; Integer</text:p>
      <text:p text:style-name="P38">TYPE_SPEC &gt; DERIVABLE_SPEC &gt; FULL_TYPE_SPEC &gt; NON_TASK &gt; SCALAR &gt; REAL &gt; fixed</text:p>
      <text:p text:style-name="P38">TYPE_SPEC &gt; DERIVABLE_SPEC &gt; FULL_TYPE_SPEC &gt; NON_TASK &gt; SCALAR &gt; REAL &gt; float</text:p>
      <text:p text:style-name="P36">TYPE_SPEC &gt; DERIVABLE_SPEC &gt; FULL_TYPE_SPEC &gt; NON_TASK &gt; CONSTRAINED &gt; constrained_record</text:p>
      <text:p text:style-name="P36">TYPE_SPEC &gt; DERIVABLE_SPEC &gt; FULL_TYPE_SPEC &gt; NON_TASK &gt; CONSTRAINED &gt; constrained_array</text:p>
      <text:p text:style-name="P39">TYPE_SPEC &gt; DERIVABLE_SPEC &gt; FULL_TYPE_SPEC &gt; NON_TASK &gt; CONSTRAINED &gt; constrained_access</text:p>
      <text:p text:style-name="P40">TYPE_SPEC &gt; DERIVABLE_SPEC &gt; FULL_TYPE_SPEC &gt; NON_TASK &gt; UNCONSTRAINED &gt; UNCONSTRAINED_COMPOSITE &gt; record</text:p>
      <text:p text:style-name="P40">TYPE_SPEC &gt; DERIVABLE_SPEC &gt; FULL_TYPE_SPEC &gt; NON_TASK &gt; UNCONSTRAINED &gt; UNCONSTRAINED_COMPOSITE &gt; array</text:p>
      <text:p text:style-name="P40">TYPE_SPEC &gt; DERIVABLE_SPEC &gt; FULL_TYPE_SPEC &gt; NON_TASK &gt; UNCONSTRAINED &gt; access</text:p>
      <text:p text:style-name="P40">TYPE_SPEC &gt; DERIVABLE_SPEC &gt; PRIVATE_SPEC &gt; private</text:p>
      <text:p text:style-name="P36">TYPE_SPEC &gt; DERIVABLE_SPEC &gt; PRIVATE_SPEC &gt; l_private</text:p>
      <text:p text:style-name="P36">TYPE_SPEC &gt; DERIVABLE_SPEC &gt; FULL_TYPE_SPEC &gt; task_spec</text:p>
      <text:p text:style-name="P36"/>
      <text:p text:style-name="P36">ALL_SOURCE &gt; DEF_NAME &gt; PREDEF_NAME &gt; bltn_operator_id</text:p>
      <text:p text:style-name="P36">ALL_SOURCE &gt; DEF_NAME &gt; PREDEF_NAME &gt; pragma_id</text:p>
      <text:p text:style-name="P36">ALL_SOURCE &gt; DEF_NAME &gt; PREDEF_NAME &gt; attribute_id</text:p>
      <text:p text:style-name="P36">ALL_SOURCE &gt; DEF_NAME &gt; PREDEF_NAME &gt; argument_id</text:p>
      <text:p text:style-name="P36"/>
      <text:p text:style-name="P36">ALL_SOURCE &gt; DEF_NAME &gt; SOURCE_NAME &gt; exception_id</text:p>
      <text:p text:style-name="P36">ALL_SOURCE &gt; DEF_NAME &gt; SOURCE_NAME &gt; entry_id</text:p>
      <text:p text:style-name="P36"/>
      <text:p text:style-name="P36">ALL_SOURCE &gt; DEF_NAME &gt; SOURCE_NAME &gt; TYPE_NAME &gt; type_id</text:p>
      <text:p text:style-name="P36">ALL_SOURCE &gt; DEF_NAME &gt; SOURCE_NAME &gt; TYPE_NAME &gt; subtype_id</text:p>
      <text:p text:style-name="P36">ALL_SOURCE &gt; DEF_NAME &gt; SOURCE_NAME &gt; TYPE_NAME &gt; private_type_id</text:p>
      <text:p text:style-name="P36">ALL_SOURCE &gt; DEF_NAME &gt; SOURCE_NAME &gt; TYPE_NAME &gt; l_private_type_id</text:p>
      <text:p text:style-name="P36">ALL_SOURCE &gt; DEF_NAME &gt; SOURCE_NAME &gt; LABEL_NAME &gt; label_id</text:p>
      <text:p text:style-name="P36">ALL_SOURCE &gt; DEF_NAME &gt; SOURCE_NAME &gt; LABEL_NAME &gt; block_loop_id</text:p>
      <text:p text:style-name="P36"/>
      <text:p text:style-name="P36">ALL_SOURCE &gt; DEF_NAME &gt; SOURCE_NAME &gt; OBJECT_NAME &gt; iteration_id</text:p>
      <text:p text:style-name="P36">ALL_SOURCE &gt; DEF_NAME &gt; SOURCE_NAME &gt; OBJECT_NAME &gt; ENUM_LITERAL &gt; enumeration_id</text:p>
      <text:p text:style-name="P36">ALL_SOURCE &gt; DEF_NAME &gt; SOURCE_NAME &gt; OBJECT_NAME &gt; ENUM_LITERAL &gt; character_id</text:p>
      <text:p text:style-name="P36">ALL_SOURCE &gt; DEF_NAME &gt; SOURCE_NAME &gt; OBJECT_NAME &gt; INIT_OBJECT_NAME &gt; number_id</text:p>
      <text:p text:style-name="P36">ALL_SOURCE &gt; DEF_NAME &gt; SOURCE_NAME &gt; OBJECT_NAME &gt; INIT_OBJECT_NAME &gt; VC_NAME &gt; variable_id</text:p>
      <text:p text:style-name="P36">ALL_SOURCE &gt; DEF_NAME &gt; SOURCE_NAME &gt; OBJECT_NAME &gt; INIT_OBJECT_NAME &gt; VC_NAME &gt; constant_id</text:p>
      <text:p text:style-name="P36">ALL_SOURCE &gt; DEF_NAME &gt; SOURCE_NAME &gt; OBJECT_NAME &gt; INIT_OBJECT_NAME &gt; COMP_NAME &gt; component_id</text:p>
      <text:p text:style-name="P36">ALL_SOURCE &gt; DEF_NAME &gt; SOURCE_NAME &gt; OBJECT_NAME &gt; INIT_OBJECT_NAME &gt; COMP_NAME &gt; discriminant_id</text:p>
      <text:p text:style-name="P36">ALL_SOURCE &gt; DEF_NAME &gt; SOURCE_NAME &gt; OBJECT_NAME &gt; INIT_OBJECT_NAME &gt; PARAM_NAME &gt; in_id</text:p>
      <text:p text:style-name="P36">ALL_SOURCE &gt; DEF_NAME &gt; SOURCE_NAME &gt; OBJECT_NAME &gt; INIT_OBJECT_NAME &gt; PARAM_NAME &gt; PARAM_IO_O &gt; in_out_id</text:p>
      <text:p text:style-name="P36">ALL_SOURCE &gt; DEF_NAME &gt; SOURCE_NAME &gt; OBJECT_NAME &gt; INIT_OBJECT_NAME &gt; PARAM_NAME &gt; PARAM_IO_O &gt; out_id</text:p>
      <text:p text:style-name="P36"/>
      <text:p text:style-name="P36">ALL_SOURCE &gt; DEF_NAME &gt; SOURCE_NAME &gt; UNIT_NAME &gt; task_body_id</text:p>
      <text:p text:style-name="P36">ALL_SOURCE &gt; DEF_NAME &gt; SOURCE_NAME &gt; UNIT_NAME &gt; NON_TASK_NAME &gt; generic_id</text:p>
      <text:p text:style-name="P36">ALL_SOURCE &gt; DEF_NAME &gt; SOURCE_NAME &gt; UNIT_NAME &gt; NON_TASK_NAME &gt; SUBPROG_PACK_NAME &gt; package_id</text:p>
      <text:p text:style-name="P36">ALL_SOURCE &gt; DEF_NAME &gt; SOURCE_NAME &gt; UNIT_NAME &gt; NON_TASK_NAME &gt; SUBPROG_PACK_NAME &gt; SUBPROG_NAME &gt; procedure_id</text:p>
      <text:p text:style-name="P36">ALL_SOURCE &gt; DEF_NAME &gt; SOURCE_NAME &gt; UNIT_NAME &gt; NON_TASK_NAME &gt; SUBPROG_PACK_NAME &gt; SUBPROG_NAME &gt; function_id</text:p>
      <text:p text:style-name="P36">ALL_SOURCE &gt; DEF_NAME &gt; SOURCE_NAME &gt; UNIT_NAME &gt; NON_TASK_NAME &gt; SUBPROG_PACK_NAME &gt; SUBPROG_NAME &gt; operator_id</text:p>
      <text:p text:style-name="P36"/>
      <text:p text:style-name="P41">NON_DIANA &gt; user_root</text:p>
      <text:p text:style-name="P42">NON_DIANA &gt; real_val</text:p>
      <text:p text:style-name="P42">NON_DIANA &gt; trans_with</text:p>
      <text:p text:style-name="P42">NON_DIANA &gt; lib_info</text:p>
      <text:p text:style-name="P42">NON_DIANA &gt; UNSPECIFIED_TYPE &gt; any_integer</text:p>
      <text:p text:style-name="P42">NON_DIANA &gt; UNSPECIFIED_TYPE &gt; any_real</text:p>
      <text:p text:style-name="P42">NON_DIANA &gt; UNSPECIFIED_TYPE &gt; any_access</text:p>
      <text:p text:style-name="P42">NON_DIANA &gt; UNSPECIFIED_TYPE &gt; any_composite</text:p>
      <text:p text:style-name="P42">NON_DIANA &gt; UNSPECIFIED_TYPE &gt; any_string</text:p>
      <text:p text:style-name="P42">NON_DIANA &gt; UNSPECIFIED_TYPE &gt; any_access_of</text:p>
      <text:p text:style-name="P42">NON_DIANA &gt; def</text:p>
      <text:p text:style-name="P42">NON_DIANA &gt; implicit_conv</text:p>
      <text:p text:style-name="P42">NON_DIANA &gt; nullary_cal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1T13:54:53.873042007</dc:date>
    <meta:editing-duration>P4DT15H37M12S</meta:editing-duration>
    <meta:editing-cycles>63</meta:editing-cycles>
    <meta:generator>LibreOffice/7.5.9.2$Linux_X86_64 LibreOffice_project/50$Build-2</meta:generator>
    <meta:print-date>2024-06-18T06:37:25.340178446</meta:print-date>
    <meta:document-statistic meta:table-count="0" meta:image-count="0" meta:object-count="0" meta:page-count="4" meta:paragraph-count="231" meta:word-count="1835" meta:character-count="12805" meta:non-whitespace-character-count="10738"/>
  </office:meta>
</office:document-meta>
</file>